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ff333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036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bottom"/>
    </style:style>
    <style:style style:name="gr6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51cm" svg:height="1.651cm" svg:x="3.475cm" svg:y="2.7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1.189cm" svg:y="5.61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5.088cm" svg:y="5.6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.015cm" svg:y1="5.615cm" svg:x2="3.475cm" svg:y2="3.62cm" draw:start-shape="id1" draw:start-glue-point="4" draw:end-shape="id2" draw:end-glue-point="6" svg:d="m2015 5615c0-1330 486-1995 1460-1995" svg:viewBox="0 0 1461 1996">
          <text:p text:style-name="P1">=</text:p>
          <text:p text:style-name="P1"/>
        </draw:connector>
        <draw:frame draw:style-name="gr4" draw:text-style-name="P1" draw:layer="layout" svg:width="10.841cm" svg:height="2.384cm" svg:x="0.081cm" svg:y="-0.046cm">
          <draw:text-box>
            <text:p text:style-name="P1">Диаграмма состояний для логический операций</text:p>
            <text:p text:style-name="P1">&gt;, &lt;, &gt;=, &lt;=, =, &lt;&gt;, ...</text:p>
          </draw:text-box>
        </draw:frame>
        <draw:custom-shape draw:style-name="gr1" draw:text-style-name="P1" xml:id="id3" draw:id="id3" draw:layer="layout" svg:width="1.651cm" svg:height="1.651cm" svg:x="3.348cm" svg:y="8.28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.015cm" svg:y1="7.266cm" svg:x2="3.348cm" svg:y2="9.108cm" draw:start-shape="id1" draw:start-glue-point="8" draw:end-shape="id3" draw:end-glue-point="6" svg:d="m2015 7266c0 1228 444 1842 1333 1842" svg:viewBox="0 0 1334 1843">
          <text:p text:style-name="P1">&lt;</text:p>
          <text:p text:style-name="P2"/>
        </draw:connector>
        <draw:connector draw:style-name="gr5" draw:text-style-name="P1" draw:layer="layout" draw:type="curve" svg:x1="2.84cm" svg:y1="6.441cm" svg:x2="5.088cm" svg:y2="6.441cm" draw:start-shape="id1" draw:start-glue-point="10" draw:end-shape="id4" draw:end-glue-point="6" svg:d="m2840 6441h2248" svg:viewBox="0 0 2249 1">
          <text:p text:style-name="P1">&gt;</text:p>
        </draw:connector>
        <draw:custom-shape draw:style-name="gr1" draw:text-style-name="P1" xml:id="id5" draw:id="id5" draw:layer="layout" svg:width="1.651cm" svg:height="1.651cm" svg:x="7.174cm" svg:y="8.2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999cm" svg:y1="9.108cm" svg:x2="7.174cm" svg:y2="9.108cm" draw:start-shape="id3" draw:start-glue-point="10" draw:end-shape="id5" draw:end-glue-point="6" svg:d="m4999 9108h2175" svg:viewBox="0 0 2176 1">
          <text:p text:style-name="P3">=</text:p>
        </draw:connector>
        <draw:custom-shape draw:style-name="gr1" draw:text-style-name="P1" xml:id="id6" draw:id="id6" draw:layer="layout" svg:width="1.651cm" svg:height="1.651cm" svg:x="8.771cm" svg:y="5.6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6.739cm" svg:y1="6.441cm" svg:x2="8.771cm" svg:y2="6.441cm" draw:start-shape="id4" draw:start-glue-point="10" draw:end-shape="id6" draw:end-glue-point="6" svg:d="m6739 6441h2032" svg:viewBox="0 0 2033 1">
          <text:p text:style-name="P1">=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19:17.351775764</meta:creation-date>
    <dc:date>2014-03-24T15:52:26.352040388</dc:date>
    <meta:editing-duration>PT22M47S</meta:editing-duration>
    <meta:editing-cycles>10</meta:editing-cycles>
    <meta:generator>LibreOffice/4.1.4.2$Linux_X86_64 LibreOffice_project/410m0$Build-2</meta:generator>
    <meta:document-statistic meta:object-count="12"/>
  </office:meta>
</office:document-meta>
</file>